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7d3e" officeooo:paragraph-rsid="00037d3e" fo:background-color="#ff0000"/>
    </style:style>
    <style:style style:name="P2" style:family="paragraph" style:parent-style-name="Standard">
      <style:paragraph-properties fo:text-align="center" style:justify-single-word="false"/>
      <style:text-properties officeooo:rsid="0004d469" officeooo:paragraph-rsid="0004d469" fo:background-color="#ff0000"/>
    </style:style>
    <style:style style:name="P3" style:family="paragraph" style:parent-style-name="Standard">
      <style:paragraph-properties fo:text-align="center" style:justify-single-word="false"/>
      <style:text-properties officeooo:rsid="0004d469" officeooo:paragraph-rsid="0004d469"/>
    </style:style>
    <style:style style:name="P4" style:family="paragraph" style:parent-style-name="Standard">
      <style:paragraph-properties fo:text-align="center" style:justify-single-word="false"/>
      <style:text-properties officeooo:rsid="0006617d" officeooo:paragraph-rsid="0006617d" fo:background-color="#81d41a"/>
    </style:style>
    <style:style style:name="P5" style:family="paragraph" style:parent-style-name="Standard">
      <style:paragraph-properties fo:text-align="center" style:justify-single-word="false"/>
      <style:text-properties officeooo:rsid="0004d469" officeooo:paragraph-rsid="0004d469" fo:background-color="#81d41a"/>
    </style:style>
    <style:style style:name="P6" style:family="paragraph" style:parent-style-name="Standard">
      <style:paragraph-properties fo:text-align="center" style:justify-single-word="false"/>
      <style:text-properties officeooo:rsid="000661f4" officeooo:paragraph-rsid="000661f4" fo:background-color="#ff0000"/>
    </style:style>
    <style:style style:name="P7" style:family="paragraph" style:parent-style-name="Standard">
      <style:paragraph-properties fo:text-align="center" style:justify-single-word="false"/>
      <style:text-properties officeooo:rsid="000661f4" officeooo:paragraph-rsid="000661f4" fo:background-color="#81d41a"/>
    </style:style>
    <style:style style:name="P8" style:family="paragraph" style:parent-style-name="Standard">
      <style:paragraph-properties fo:text-align="center" style:justify-single-word="false"/>
      <style:text-properties officeooo:rsid="0006964f" officeooo:paragraph-rsid="0006964f" fo:background-color="#ff0000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0000" loext:char-shading-value="0"/>
    </style:style>
    <style:style style:name="T3" style:family="text">
      <style:text-properties officeooo:rsid="000661f4" fo:background-color="#ff0000" loext:char-shading-value="0"/>
    </style:style>
    <style:style style:name="T4" style:family="text">
      <style:text-properties officeooo:rsid="000661f4" fo:background-color="#81d41a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ossaire</text:p>
      <text:p text:style-name="P2"/>
      <text:p text:style-name="P2">Fenetre d affichage</text:p>
      <text:p text:style-name="P2">Creation d’un monde</text:p>
      <text:p text:style-name="P2">Affichage du monde</text:p>
      <text:p text:style-name="P2"/>
      <text:p text:style-name="P2"/>
      <text:p text:style-name="P2">Snake[body d ‘une tete, d ‘une direction, d’un cou et d’une queues]</text:p>
      <text:p text:style-name="P2"/>
      <text:p text:style-name="P2">Body[coord, son type, *next, *previous)</text:p>
      <text:p text:style-name="P2"/>
      <text:p text:style-name="P2">Affichage du snake</text:p>
      <text:p text:style-name="P2">teste de deplacement de la tete en fonction de la direction</text:p>
      <text:p text:style-name="P3"/>
      <text:p text:style-name="P4">Haut ok si &gt;0</text:p>
      <text:p text:style-name="P4">Bas ok si &lt;l*h</text:p>
      <text:p text:style-name="P4">Droite gauche</text:p>
      <text:p text:style-name="P5">---------------------------------------</text:p>
      <text:p text:style-name="P5"/>
      <text:p text:style-name="P5">creation du corps</text:p>
      <text:p text:style-name="P5"/>
      <text:p text:style-name="P5">Deplacement du corps</text:p>
      <text:p text:style-name="P5"/>
      <text:p text:style-name="P5">Evenement, ajout food, et un truc qui passe sur la tete et mange detect</text:p>
      <text:p text:style-name="P5"/>
      <text:p text:style-name="P3"/>
      <text:p text:style-name="P3">-----------------------------</text:p>
      <text:p text:style-name="P3"/>
      <text:p text:style-name="P2">Texture</text:p>
      <text:p text:style-name="P2"/>
      <text:p text:style-name="P2">Fin du jeu</text:p>
      <text:p text:style-name="P2">Rendre sur moodle</text:p>
      <text:p text:style-name="P3"/>
      <text:p text:style-name="P3"/>
      <text:p text:style-name="P3">////////////////////////////////////////////////////</text:p>
      <text:p text:style-name="P3"/>
      <text:p text:style-name="P3"><text:span text:style-name="T1">Fin</text:span><text:line-break/><text:span text:style-name="T2">Sauvegarde </text:span><text:span text:style-name="T3">+ me</text:span><text:span text:style-name="T4">nu</text:span></text:p>
      <text:p text:style-name="P6">esc → pause affiche le menu</text:p>
      <text:p text:style-name="P7">Fix les sons</text:p>
      <text:p text:style-name="P2">score</text:p>
      <text:p text:style-name="P8">star= rapide</text:p>
      <text:p text:style-name="P8"/>
      <text:p text:style-name="P3">rajout fonction option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3:36:36.323788148</meta:creation-date>
    <dc:date>2025-04-03T15:25:36.007784875</dc:date>
    <meta:editing-duration>PT14M49S</meta:editing-duration>
    <meta:editing-cycles>3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26" meta:word-count="100" meta:character-count="649" meta:non-whitespace-character-count="575"/>
  </office:meta>
</office:document-meta>
</file>